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af0" officeooo:paragraph-rsid="0003faf0"/>
    </style:style>
    <style:style style:name="P2" style:family="paragraph" style:parent-style-name="Standard">
      <style:text-properties style:text-line-through-style="solid" style:text-line-through-type="single" officeooo:rsid="0003faf0" officeooo:paragraph-rsid="0003faf0"/>
    </style:style>
    <style:style style:name="P3" style:family="paragraph" style:parent-style-name="Standard">
      <style:text-properties style:text-line-through-style="none" style:text-line-through-type="none" officeooo:rsid="0003faf0" officeooo:paragraph-rsid="0003faf0"/>
    </style:style>
    <style:style style:name="P4" style:family="paragraph" style:parent-style-name="Standard">
      <style:text-properties style:text-line-through-style="none" style:text-line-through-type="none" officeooo:rsid="0005c750" officeooo:paragraph-rsid="0005c750"/>
    </style:style>
    <style:style style:name="P5" style:family="paragraph" style:parent-style-name="Standard">
      <style:text-properties style:text-line-through-style="none" style:text-line-through-type="none" officeooo:rsid="0006af71" officeooo:paragraph-rsid="0006af71"/>
    </style:style>
    <style:style style:name="P6" style:family="paragraph" style:parent-style-name="Standard">
      <style:text-properties style:text-line-through-style="none" style:text-line-through-type="none" officeooo:rsid="00084689" officeooo:paragraph-rsid="00084689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05c750"/>
    </style:style>
    <style:style style:name="T3" style:family="text">
      <style:text-properties officeooo:rsid="000914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حذف مژرها با تعداد کم</text:p>
      <text:p text:style-name="P1"/>
      <text:p text:style-name="P2">ggm: 1<text:span text:style-name="T1"> discovering new measurements</text:span></text:p>
      <text:p text:style-name="P3"><text:tab/>2- screening new measurements</text:p>
      <text:p text:style-name="P3"><text:tab/>3- validation : 1- previous discoveires</text:p>
      <text:p text:style-name="P3"><text:tab/><text:tab/><text:tab/>2- community</text:p>
      <text:p text:style-name="P3"><text:tab/><text:tab/><text:tab/>3- </text:p>
      <text:p text:style-name="P2"><text:span text:style-name="T1"><text:tab/>4- </text:span><text:span text:style-name="T2">تست آماری ggm بین مرد و زن</text:span></text:p>
      <text:p text:style-name="P4">5- اهمیت در سریع بودن یافتن روابط</text:p>
      <text:p text:style-name="P5">6- نکشیدن روابط در متن اصلی دو به دو</text:p>
      <text:p text:style-name="P5">7- فیتر براساس gender</text:p>
      <text:p text:style-name="P5"/>
      <text:p text:style-name="P5"/>
      <text:p text:style-name="P6">- cholestrol and hdl vvkl</text:p>
      <text:p text:style-name="P6">- <text:span text:style-name="T3">lasso with categorical variables larger pics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0:00:17.258600471</meta:creation-date>
    <dc:date>2019-02-17T10:38:17.896599614</dc:date>
    <meta:editing-duration>PT23M3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63" meta:character-count="338" meta:non-whitespace-character-count="277"/>
  </office:meta>
</office:document-meta>
</file>